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rvo Chapter 1 – A Simply Set</text:p>
      <text:p text:style-name="Standard"><text:tab/>So you've got a servo, do you? And you want to drive it with your Arduino, do you? Well. You've come to the right place. In this next series of chapters we'll be taking you through the code and syntax you'll need to drive servos, starting in this chapter with simply turning the servo on, and moving up to defining positional units [other chapter-last stuff-]</text:p>
      <text:p text:style-name="Standard"/>
      <text:p text:style-name="Standard">Goals</text:p>
      <text:p text:style-name="Standard"><text:tab/>1 To understand what a servo needs in order to properly operate.</text:p>
      <text:p text:style-name="Standard"><text:tab/>2 To revise our understanding of what CHANnels are and what they can communicate.</text:p>
      <text:p text:style-name="Standard"><text:tab/>3 To set a servo's position with the simple.servo(..) process.</text:p>
      <text:p text:style-name="Standard"/>
      <text:p text:style-name="Standard">The Circuit</text:p>
      <text:p text:style-name="Standard"><text:tab/>One of the fun things about this circuit is that we don't actually need the bread-board. We can plug our servo right into the Arduino pins, and run it straight into off the board.</text:p>
      <text:p text:style-name="Standard"><text:tab/>All you will need:</text:p>
      <text:p text:style-name="Standard"><text:tab/>1 Your Arduino</text:p>
      <text:p text:style-name="Standard"><text:tab/>2 Your Servo</text:p>
      <text:p text:style-name="Standard"/>
      <text:p text:style-name="Standard"><text:tab/>You servo might not look like the one in the diagram above, and perhaps your ground, power and control wires aren't in the same order. That's perfectly fine. What's crucial though, is making sure your ground wire is the one plugged into the ground pin, your power is plugged into the 5v pin, and that your control is plugged into one of the correct PWM pins. If this is not done, bad things could very well happen to both your board and your servo. And that would be bad.</text:p>
      <text:p text:style-name="Standard"><text:tab/>Measure twice, run your servo.. more than once, actually, is the goal...</text:p>
      <text:p text:style-name="Standard"/>
      <text:p text:style-name="Standard"><text:tab/>As discussed in previous chapter(s), PWM pins are connected to Counters in the Arduino's processor. Some of these counters are 8 bit (and can thus only count up to 255), and – on the Arduino – only one of these counters has a 16 bit counter to play with (meaning it can count well past 60,000). We don't need quite that many numbers to drive servo operations, but we do need more than the 255 offered by most of the PWM pins.</text:p>
      <text:p text:style-name="Standard"/>
      <text:p text:style-name="Standard">[[SIDE BAR]]</text:p>
      <text:p text:style-name="Standard">On the Arduino, and any other board using an ATmega328p processor, the only two pins that are connected to a 16 bit timer are:</text:p>
      <text:p text:style-name="Standard">9, and 10.</text:p>
      <text:p text:style-name="Standard">On the ArduinoMega, the SeeeduinoMega, the ArduPilotMega and boards equipped with the Atmega1280, the range of 16 bit pins is quite a bit wider, you can select from:</text:p>
      <text:p text:style-name="Standard">2, 3, (not 4), 5, 6, 7, 8, 11, 12, 13, 44, 45 or 46.</text:p>
      <text:p text:style-name="Standard"/>
      <text:p text:style-name="Standard"/>
      <text:p text:style-name="Standard">The Code</text:p>
      <text:p text:style-name="Standard"><text:tab/>Actually, before we get started talking about the code we'll be writing today, there's one piece of information we're going to have to ask you to have on hand. We have an appendix in the back of the book that describes in enough detail the mechanical operations of servos, but as teaching electrical engineering isn't the goal of this book, we won't bore you with unnecessary details. What you need to know though, are the minimum and maximum required pulse lengths for your servo. They're typically around 800 and 2200 microseconds (these are, from our brief explorations, relatively safe values), but each servo is different. We'll be using the given timings, but if you know your own servo's numbers, and replace 800 and 2200 when you come across them, it'll make sure our code (written for our servos) <text:soft-page-break/>doesn't cause you any headache.</text:p>
      <text:p text:style-name="Standard"/>
      <text:p text:style-name="Standard"><text:tab/>With that out of the way, we can start talking about actually running a servo from our Arduin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18T10:34:39.63</meta:creation-date>
    <meta:document-statistic meta:table-count="0" meta:image-count="0" meta:object-count="0" meta:page-count="2" meta:paragraph-count="22" meta:word-count="573" meta:character-count="3122"/>
    <dc:date>2010-08-18T11:02:14.87</dc:date>
    <meta:editing-duration>PT00H12M25S</meta:editing-duration>
    <meta:editing-cycles>1</meta:editing-cycles>
    <meta:generator>OpenOffice.org/3.2$Win32 OpenOffice.org_project/320m12$Build-9483</meta:generator>
  </office:meta>
</office:document-meta>
</file>